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1.54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5.448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6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0.0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8.3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9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7.988cm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.4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8cm"/>
    </style:style>
    <style:style style:name="gr16" style:family="graphic" style:parent-style-name="objectwithoutfill">
      <style:graphic-properties draw:stroke="dash" draw:stroke-dash="Line_20_Style_20_9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.3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382cm" fo:min-width="7.322cm" fo:padding-top="0.151cm" fo:padding-bottom="0.151cm" fo:padding-left="0.276cm" fo:padding-right="0.276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fo:color="#000000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6600" fo:font-weight="bold" style:font-weight-asian="bold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032cm" svg:y1="10.668cm" svg:x2="8.128cm" svg:y2="10.668cm">
          <text:p/>
        </draw:line>
        <draw:frame draw:style-name="gr2" draw:text-style-name="P2" draw:layer="layout" svg:width="4.655cm" svg:height="0.962cm" svg:x="3.048cm" svg:y="10.566cm">
          <draw:text-box>
            <text:p><text:span text:style-name="T1">A0</text:span><text:span text:style-name="T2">::Close(void)</text:span></text:p>
          </draw:text-box>
        </draw:frame>
        <draw:custom-shape draw:style-name="gr3" draw:text-style-name="P1" xml:id="id1" draw:id="id1" draw:layer="layout" svg:width="12.192cm" svg:height="1.524cm" svg:x="5.588cm" svg:y="12.192cm">
          <text:p text:style-name="P3"><text:span text:style-name="T3">nsMultiplexInputStream </text:span><text:span text:style-name="T4">{</text:span><text:span text:style-name="T5">B0</text:span><text:span text:style-name="T4">,</text:span><text:span text:style-name="T5"> </text:span><text:span text:style-name="T6">A1</text:span><text:span text:style-name="T4">,</text:span><text:span text:style-name="T6"> A2</text:span><text:span text:style-name="T4">,</text:span><text:span text:style-name="T6"> A3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588cm" svg:y1="12.954cm" svg:x2="17.78cm" svg:y2="12.954cm">
          <text:p/>
        </draw:line>
        <draw:frame draw:style-name="gr2" draw:text-style-name="P2" draw:layer="layout" svg:width="4.655cm" svg:height="0.962cm" svg:x="10.414cm" svg:y="12.852cm">
          <draw:text-box>
            <text:p><text:span text:style-name="T1">A0</text:span><text:span text:style-name="T2">::Close(void)</text:span></text:p>
          </draw:text-box>
        </draw:frame>
        <draw:custom-shape draw:style-name="gr4" draw:text-style-name="P1" xml:id="id2" draw:id="id2" draw:layer="layout" svg:width="6.096cm" svg:height="1.524cm" svg:x="2.032cm" svg:y="9.906cm">
          <text:p text:style-name="P3"><text:span text:style-name="T3">nsInputStream </text:span><text:span text:style-name="T4">{</text:span><text:span text:style-name="T5">A0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684cm" svg:y1="12.192cm" svg:x2="8.128cm" svg:y2="10.668cm" draw:start-shape="id1" draw:start-glue-point="0" draw:end-shape="id2" draw:end-glue-point="1" svg:d="M11684 12192v-1524h-3556" svg:viewBox="0 0 3557 1525">
          <text:p/>
        </draw:connector>
        <draw:line draw:style-name="gr1" draw:text-style-name="P1" draw:layer="layout" svg:x1="1.524cm" svg:y1="8.284cm" svg:x2="7.366cm" svg:y2="8.284cm">
          <text:p/>
        </draw:line>
        <draw:custom-shape draw:style-name="gr6" draw:text-style-name="P1" draw:layer="layout" svg:width="7.365cm" svg:height="1.524cm" svg:x="1.525cm" svg:y="7.522cm">
          <text:p text:style-name="P3"><text:span text:style-name="T3"><text:s/></text:span><text:span text:style-name="T3">nsSeekableStream </text:span><text:span text:style-name="T4">{</text:span><text:span text:style-name="T6">A1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3" draw:id="id3" draw:layer="layout" svg:x1="1.525cm" svg:y1="8.284cm" svg:x2="8.89cm" svg:y2="8.284cm">
          <text:p/>
        </draw:line>
        <draw:frame draw:style-name="gr7" draw:text-style-name="P4" xml:id="id6" draw:id="id6" draw:layer="layout" svg:width="6.996cm" svg:height="0.962cm" svg:x="1.525cm" svg:y="8.182cm">
          <draw:text-box>
            <text:p><text:span text:style-name="T7">A1</text:span><text:span text:style-name="T8">::f_B1(int p1, float p2)</text:span></text:p>
          </draw:text-box>
        </draw:frame>
        <draw:custom-shape draw:style-name="gr8" draw:text-style-name="P1" draw:layer="layout" svg:width="10.668cm" svg:height="1.524cm" svg:x="0.254cm" svg:y="5.08cm">
          <text:p text:style-name="P3"><text:span text:style-name="T3">nsIPCSerializableInputStream </text:span><text:span text:style-name="T4">{</text:span><text:span text:style-name="T6">A2</text:span><text:span text:style-name="T4">}</text:span></text:p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4" draw:id="id4" draw:layer="layout" svg:x1="0.254cm" svg:y1="5.842cm" svg:x2="10.922cm" svg:y2="5.842cm">
          <text:p/>
        </draw:line>
        <draw:line draw:style-name="gr1" draw:text-style-name="P1" draw:layer="layout" svg:x1="1.27cm" svg:y1="2.794cm" svg:x2="7.112cm" svg:y2="2.794cm">
          <text:p/>
        </draw:line>
        <draw:custom-shape draw:style-name="gr9" draw:text-style-name="P1" xml:id="id5" draw:id="id5" draw:layer="layout" svg:width="9.017cm" svg:height="1.524cm" svg:x="1.016cm" svg:y="2.032cm">
          <text:p text:style-name="P3"><text:span text:style-name="T3">nsCloneableInputStream </text:span><text:span text:style-name="T4">{</text:span><text:span text:style-name="T6">A3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016cm" svg:y1="2.794cm" svg:x2="10.033cm" svg:y2="2.794cm">
          <text:p/>
        </draw:line>
        <draw:connector draw:style-name="gr5" draw:text-style-name="P1" draw:layer="layout" draw:line-skew="-1.956cm" svg:x1="11.684cm" svg:y1="12.192cm" svg:x2="8.89cm" svg:y2="8.284cm" draw:start-shape="id1" draw:start-glue-point="0" draw:end-shape="id3" draw:end-glue-point="1" svg:d="M11684 12192v-3910h-2794v2" svg:viewBox="0 0 2795 3911">
          <text:p/>
        </draw:connector>
        <draw:connector draw:style-name="gr5" draw:text-style-name="P1" draw:layer="layout" draw:line-skew="-3.191cm" svg:x1="11.684cm" svg:y1="12.192cm" svg:x2="10.922cm" svg:y2="5.842cm" draw:start-shape="id1" draw:start-glue-point="0" draw:end-shape="id4" draw:end-glue-point="1" svg:d="M11684 12192v-6366h-762v16" svg:viewBox="0 0 763 6367">
          <text:p/>
        </draw:connector>
        <draw:connector draw:style-name="gr5" draw:text-style-name="P1" draw:layer="layout" svg:x1="11.684cm" svg:y1="12.192cm" svg:x2="10.033cm" svg:y2="2.794cm" draw:start-shape="id1" draw:start-glue-point="0" draw:end-shape="id5" draw:end-glue-point="1" svg:d="M11684 12192v-9398h-1651" svg:viewBox="0 0 1652 9399">
          <text:p/>
        </draw:connector>
        <draw:line draw:style-name="gr1" draw:text-style-name="P1" draw:layer="layout" svg:x1="9.652cm" svg:y1="15.494cm" svg:x2="18.288cm" svg:y2="15.494cm">
          <text:p/>
        </draw:line>
        <draw:frame draw:style-name="gr10" draw:text-style-name="P4" xml:id="id7" draw:id="id7" draw:layer="layout" svg:width="4.498cm" svg:height="0.886cm" svg:x="11.431cm" svg:y="15.494cm">
          <draw:text-box>
            <text:p><text:span text:style-name="T7">X0</text:span><text:span text:style-name="T8">::f_X0(int p);</text:span></text:p>
          </draw:text-box>
        </draw:frame>
        <draw:custom-shape draw:style-name="gr11" draw:text-style-name="P1" draw:layer="layout" svg:width="8.636cm" svg:height="1.524cm" svg:x="9.652cm" svg:y="14.732cm">
          <text:p text:style-name="P3"><text:span text:style-name="T3">xpcAccessibleGeneric </text:span><text:span text:style-name="T4">{</text:span><text:span text:style-name="T6">X0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923cm" svg:y1="16.256cm" svg:x2="16.765cm" svg:y2="16.256cm">
          <text:p/>
        </draw:line>
        <draw:connector draw:style-name="gr12" draw:text-style-name="P1" draw:layer="layout" draw:type="curve" svg:x1="5.588cm" svg:y1="12.954cm" svg:x2="1.525cm" svg:y2="8.663cm" draw:start-shape="id1" draw:start-glue-point="3" draw:end-shape="id6" draw:end-glue-point="3" svg:d="M5588 12954c-6844 0-4813-4291-4063-4291" svg:viewBox="0 0 4935 4292">
          <text:p/>
        </draw:connector>
        <draw:connector draw:style-name="gr12" draw:text-style-name="P1" draw:layer="layout" draw:type="curve" draw:line-skew="0.434cm" svg:x1="5.588cm" svg:y1="12.954cm" svg:x2="11.431cm" svg:y2="15.937cm" draw:start-shape="id1" draw:end-shape="id7" draw:end-glue-point="3" svg:d="M5588 12954c-100 0-3022 2983 5843 2983" svg:viewBox="0 0 6384 2984">
          <text:p/>
        </draw:connector>
        <draw:frame draw:style-name="gr13" draw:text-style-name="P5" draw:layer="layout" svg:width="0.972cm" svg:height="1.14cm" svg:x="4.87cm" svg:y="5.588cm">
          <draw:text-box>
            <text:p><text:span text:style-name="T9">...</text:span></text:p>
          </draw:text-box>
        </draw:frame>
        <draw:frame draw:style-name="gr14" draw:text-style-name="P5" draw:layer="layout" svg:width="0.972cm" svg:height="0.962cm" svg:x="4.826cm" svg:y="2.594cm">
          <draw:text-box>
            <text:p><text:span text:style-name="T9">...</text:span></text:p>
          </draw:text-box>
        </draw:frame>
        <draw:frame draw:style-name="gr15" draw:text-style-name="P6" xml:id="id8" draw:id="id8" draw:layer="layout" svg:width="5.878cm" svg:height="0.962cm" svg:x="0.254cm" svg:y="14.986cm">
          <draw:text-box>
            <text:p>(&lt; than 10 classes)</text:p>
          </draw:text-box>
        </draw:frame>
        <draw:connector draw:style-name="gr5" draw:text-style-name="P1" draw:layer="layout" draw:line-skew="-0.002cm" svg:x1="3.193cm" svg:y1="14.986cm" svg:x2="5.081cm" svg:y2="11.431cm" draw:start-shape="id8" draw:start-glue-point="0" draw:end-shape="id9" svg:d="M3193 14986v-1778h1888v-1777" svg:viewBox="0 0 1889 3556">
          <text:p/>
        </draw:connector>
        <draw:line draw:style-name="gr16" draw:text-style-name="P1" draw:layer="layout" svg:x1="13.97cm" svg:y1="16.38cm" svg:x2="13.97cm" svg:y2="17.018cm">
          <text:p/>
        </draw:line>
        <draw:line draw:style-name="gr16" draw:text-style-name="P1" draw:layer="layout" svg:x1="13.97cm" svg:y1="14.094cm" svg:x2="13.97cm" svg:y2="14.732cm">
          <text:p/>
        </draw:line>
        <draw:connector draw:style-name="gr17" draw:text-style-name="P1" draw:layer="layout" svg:x1="15.748cm" svg:y1="3.3cm" svg:x2="17.262cm" svg:y2="3.302cm" svg:d="M15748 3300h757v2h757" svg:viewBox="0 0 1515 3">
          <text:p/>
        </draw:connector>
        <draw:custom-shape draw:style-name="gr4" draw:text-style-name="P1" xml:id="id9" draw:id="id9" draw:layer="layout" svg:width="6.096cm" svg:height="1.524cm" svg:x="2.033cm" svg:y="9.907cm">
          <text:p text:style-name="P3"><text:span text:style-name="T3">nsInputStream </text:span><text:span text:style-name="T4">{</text:span><text:span text:style-name="T5">A0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495cm" svg:y1="5.08cm" svg:x2="17.526cm" svg:y2="5.08cm">
          <text:p/>
        </draw:line>
        <draw:frame draw:style-name="gr2" draw:text-style-name="P2" draw:layer="layout" svg:width="4.655cm" svg:height="0.962cm" svg:x="14.268cm" svg:y="6.35cm">
          <draw:text-box>
            <text:p><text:span text:style-name="T2">A0::Close(void)</text:span></text:p>
          </draw:text-box>
        </draw:frame>
        <draw:custom-shape draw:style-name="gr18" draw:text-style-name="P1" draw:layer="layout" svg:width="2.032cm" svg:height="1.524cm" svg:x="15.494cm" svg:y="4.264cm">
          <text:p text:style-name="P3"><text:span text:style-name="T3">Class 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6.996cm" svg:height="0.962cm" svg:x="1.525cm" svg:y="8.182cm">
          <draw:text-box>
            <text:p><text:span text:style-name="T7">A1</text:span><text:span text:style-name="T8">::f_B1(int p1, float p2)</text:span></text:p>
          </draw:text-box>
        </draw:frame>
        <draw:frame draw:style-name="gr10" draw:text-style-name="P4" draw:layer="layout" svg:width="4.498cm" svg:height="0.886cm" svg:x="14.478cm" svg:y="7.62cm">
          <draw:text-box>
            <text:p><text:span text:style-name="T7">X0</text:span><text:span text:style-name="T8">::f_X0(int p);</text:span></text:p>
          </draw:text-box>
        </draw:frame>
        <draw:connector draw:style-name="gr5" draw:text-style-name="P1" draw:layer="layout" svg:x1="15.758cm" svg:y1="2.03cm" svg:x2="17.272cm" svg:y2="2.032cm" svg:d="M15758 2030h757v2h757" svg:viewBox="0 0 1515 3">
          <text:p/>
        </draw:connector>
        <draw:frame draw:style-name="gr19" draw:text-style-name="P2" draw:layer="layout" svg:width="1.662cm" svg:height="0.886cm" svg:x="15.61cm" svg:y="9.02cm">
          <draw:text-box>
            <text:p><text:span text:style-name="T9">{</text:span><text:span text:style-name="T2">A0</text:span><text:span text:style-name="T9">}</text:span></text:p>
          </draw:text-box>
        </draw:frame>
        <draw:frame draw:style-name="gr20" draw:text-style-name="P2" draw:layer="layout" svg:width="1.662cm" svg:height="0.962cm" svg:x="15.61cm" svg:y="10.414cm">
          <draw:text-box>
            <text:p><text:span text:style-name="T9">{</text:span><text:span text:style-name="T8">A1</text:span><text:span text:style-name="T9">}</text:span></text:p>
          </draw:text-box>
        </draw:frame>
        <draw:frame draw:style-name="gr21" draw:text-style-name="P6" draw:layer="layout" svg:width="5.218cm" svg:height="0.962cm" svg:x="13.705cm" svg:y="2.086cm">
          <draw:text-box>
            <text:p>class inheritance</text:p>
          </draw:text-box>
        </draw:frame>
        <draw:frame draw:style-name="gr22" draw:text-style-name="P6" draw:layer="layout" svg:width="7.112cm" svg:height="1.673cm" svg:x="13.208cm" svg:y="3.302cm">
          <draw:text-box>
            <text:p>ind. call to vTable entry</text:p>
          </draw:text-box>
        </draw:frame>
        <draw:frame draw:style-name="gr21" draw:text-style-name="P6" draw:layer="layout" svg:width="2.043cm" svg:height="0.962cm" svg:x="15.494cm" svg:y="5.588cm">
          <draw:text-box>
            <text:p>class</text:p>
          </draw:text-box>
        </draw:frame>
        <draw:frame draw:style-name="gr21" draw:text-style-name="P6" draw:layer="layout" svg:width="6.996cm" svg:height="0.962cm" svg:x="13.208cm" svg:y="6.912cm">
          <draw:text-box>
            <text:p>legitimate vTable entry</text:p>
          </draw:text-box>
        </draw:frame>
        <draw:frame draw:style-name="gr21" draw:text-style-name="P6" draw:layer="layout" svg:width="7.239cm" svg:height="0.962cm" svg:x="12.954cm" svg:y="8.182cm">
          <draw:text-box>
            <text:p>illegitimate vTable entry</text:p>
          </draw:text-box>
        </draw:frame>
        <draw:frame draw:style-name="gr21" draw:text-style-name="P6" draw:layer="layout" svg:width="8.382cm" svg:height="0.962cm" svg:x="12.446cm" svg:y="9.652cm">
          <draw:text-box>
            <text:p>legitimate inherited vTable</text:p>
          </draw:text-box>
        </draw:frame>
        <draw:line draw:style-name="gr16" draw:text-style-name="P1" draw:layer="layout" svg:x1="16.51cm" svg:y1="0.378cm" svg:x2="16.51cm" svg:y2="1.016cm">
          <text:p/>
        </draw:line>
        <draw:frame draw:style-name="gr22" draw:text-style-name="P6" draw:layer="layout" svg:width="5.842cm" svg:height="1.673cm" svg:x="13.716cm" svg:y="0.816cm">
          <draw:text-box>
            <text:p>further inheritance</text:p>
          </draw:text-box>
        </draw:frame>
        <draw:line draw:style-name="gr16" draw:text-style-name="P1" draw:layer="layout" svg:x1="16.383cm" svg:y1="-1.216cm" svg:x2="16.383cm" svg:y2="-0.578cm">
          <text:p/>
        </draw:line>
        <draw:frame draw:style-name="gr21" draw:text-style-name="P6" draw:layer="layout" svg:width="8.382cm" svg:height="0.962cm" svg:x="12.446cm" svg:y="10.976cm">
          <draw:text-box>
            <text:p>illegitimate inherited vTable</text:p>
          </draw:text-box>
        </draw:frame>
        <draw:custom-shape draw:style-name="gr23" draw:text-style-name="P1" draw:layer="layout" svg:width="7.874cm" svg:height="11.684cm" svg:x="12.446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574cm" fo:page-height="17.0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19cm" svg:height="7.047cm" svg:x="1.387cm" svg:y="2.397cm"/>
      <draw:page-thumbnail draw:layer="backgroundobjects" svg:width="8.519cm" svg:height="7.047cm" svg:x="1.387cm" svg:y="10.445cm"/>
      <draw:page-thumbnail draw:layer="backgroundobjects" svg:width="8.519cm" svg:height="7.047cm" svg:x="1.387cm" svg:y="18.493cm"/>
      <draw:page-thumbnail draw:layer="backgroundobjects" svg:width="8.519cm" svg:height="7.047cm" svg:x="11.682cm" svg:y="2.397cm"/>
      <draw:page-thumbnail draw:layer="backgroundobjects" svg:width="8.519cm" svg:height="7.047cm" svg:x="11.682cm" svg:y="10.445cm"/>
      <draw:page-thumbnail draw:layer="backgroundobjects" svg:width="8.519cm" svg:height="7.047cm" svg:x="11.682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6-11-08T13:17:03.735607758</dc:date>
    <meta:editing-duration>PT2H28M24S</meta:editing-duration>
    <meta:editing-cycles>30</meta:editing-cycles>
    <meta:generator>LibreOffice/4.4.6.3$Linux_X86_64 LibreOffice_project/40m0$Build-3</meta:generator>
    <meta:document-statistic meta:object-count="75"/>
  </office:meta>
</office:document-meta>
</file>